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  <style:text-properties fo:color="#000000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3d73" style:font-name="Segoe UI" fo:font-size="32pt" fo:text-shadow="1pt 1pt" style:font-size-asian="32pt" style:font-size-complex="32pt"/>
    </style:style>
    <style:style style:name="T6" style:family="text">
      <style:text-properties style:font-name="Segoe UI" fo:font-size="32pt" fo:text-shadow="1pt 1pt" style:font-size-asian="32pt" style:font-size-complex="32pt"/>
    </style:style>
    <style:style style:name="T7" style:family="text">
      <style:text-properties style:font-name="Segoe UI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83caff" style:font-name="Segoe UI" fo:font-size="32pt" fo:text-shadow="1pt 1pt" style:font-size-asian="32pt" style:font-size-complex="32pt"/>
    </style:style>
    <style:style style:name="T10" style:family="text">
      <style:text-properties fo:color="#003d73" style:text-position="33% 58%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style:font-name="Segoe UI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PSALMODY</text:span></text:p>
            <text:p text:style-name="P1"><text:span text:style-name="T2">Psalm 25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597cm" svg:height="7.766cm" svg:x="1.565cm" svg:y="0.762cm">
          <draw:text-box>
            <text:p><text:span text:style-name="T3">1</text:span><text:span text:style-name="T4">To you, O LORD,</text:span><text:span text:style-name="T5"> </text:span></text:p>
            <text:p><text:span text:style-name="T6"><text:s text:c="5"/></text:span><text:span text:style-name="T7">I lift up my soul.</text:span></text:p>
            <text:p><text:span text:style-name="T3">2</text:span><text:span text:style-name="T4">O my God, in you I trust; let me not be put to <text:s/></text:span></text:p>
            <text:p><text:span text:style-name="T4"><text:s/></text:span><text:span text:style-name="T4">shame;</text:span></text:p>
            <text:p><text:span text:style-name="T6"><text:s text:c="5"/></text:span><text:span text:style-name="T8">let not my enemies exult over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6.604cm" svg:x="1.524cm" svg:y="0.762cm">
          <draw:text-box>
            <text:p><text:span text:style-name="T3">3</text:span><text:span text:style-name="T4">Indeed, none who wait for you shall be put to <text:s text:c="2"/></text:span></text:p>
            <text:p><text:span text:style-name="T4"><text:s/></text:span><text:span text:style-name="T4">shame;</text:span></text:p>
            <text:p><text:span text:style-name="T9"><text:s text:c="5"/></text:span><text:span text:style-name="T7">they shall be ashamed who are wantonly </text:span></text:p>
            <text:p><text:span text:style-name="T7"><text:s text:c="5"/></text:span><text:span text:style-name="T7">treachero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1T0">
        <draw:frame draw:style-name="gr5" draw:text-style-name="P4" draw:layer="layout" svg:width="25.146cm" svg:height="8.128cm" svg:x="1.27cm" svg:y="0.762cm">
          <draw:text-box>
            <text:p><text:span text:style-name="T3">4</text:span><text:span text:style-name="T4">Make me to know your ways, O LORD;</text:span></text:p>
            <text:p><text:span text:style-name="T6"><text:s text:c="5"/></text:span><text:span text:style-name="T7">teach me your paths.</text:span></text:p>
            <text:p text:style-name="P5"><text:span text:style-name="T10">5</text:span><text:span text:style-name="T11">Lead me in your truth and teach me, for you are </text:span></text:p>
            <text:p text:style-name="P5"><text:span text:style-name="T11"><text:s/></text:span><text:span text:style-name="T11">the God of my salvation;</text:span></text:p>
            <text:p><text:span text:style-name="T12"><text:s text:c="5"/></text:span><text:span text:style-name="T7">for you I wait all the day 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4" draw:layer="layout" svg:width="25.4cm" svg:height="10.772cm" svg:x="1.27cm" svg:y="0.762cm">
          <draw:text-box>
            <text:p><text:span text:style-name="T3">6</text:span><text:span text:style-name="T4">Remember your mercy, O LORD, and your </text:span></text:p>
            <text:p><text:span text:style-name="T4"><text:s/></text:span><text:span text:style-name="T4">steadfast love,</text:span></text:p>
            <text:p><text:span text:style-name="T6"><text:s text:c="5"/></text:span><text:span text:style-name="T7">for they have been from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7" draw:text-style-name="P4" draw:layer="layout" svg:width="25.4cm" svg:height="6.477cm" svg:x="1.27cm" svg:y="0.635cm">
          <draw:text-box>
            <text:p><text:span text:style-name="T3">7</text:span><text:span text:style-name="T4">Remember not the sins of my youth or my </text:span></text:p>
            <text:p><text:span text:style-name="T4"><text:s/></text:span><text:span text:style-name="T4">transgressions;</text:span></text:p>
            <text:p><text:span text:style-name="T6"><text:s text:c="4"/></text:span><text:span text:style-name="T7"><text:s/></text:span><text:span text:style-name="T7">according to your steadfast love remember </text:span></text:p>
            <text:p><text:span text:style-name="T7"><text:s text:c="5"/></text:span><text:span text:style-name="T7">me, for the sake of your goodness, O LOR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 presentation:presentation-page-layout-name="AL1T0">
        <draw:frame draw:style-name="gr4" draw:text-style-name="P4" draw:layer="layout" svg:width="25.4cm" svg:height="6.604cm" svg:x="1.27cm" svg:y="0.762cm">
          <draw:text-box>
            <text:p><text:span text:style-name="T3">8</text:span><text:span text:style-name="T4">Good and upright is the LORD;</text:span></text:p>
            <text:p><text:span text:style-name="T6"><text:s text:c="5"/></text:span><text:span text:style-name="T7">therefore he instructs sinners in the way.</text:span></text:p>
            <text:p><text:span text:style-name="T3">9</text:span><text:span text:style-name="T4">He leads the humble in what is right,</text:span></text:p>
            <text:p><text:span text:style-name="T6"><text:s text:c="5"/></text:span><text:span text:style-name="T7">and teaches the humble his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6" presentation:presentation-page-layout-name="AL1T0">
        <draw:frame draw:style-name="gr7" draw:text-style-name="P4" draw:layer="layout" svg:width="25.4cm" svg:height="6.477cm" svg:x="1.27cm" svg:y="0.635cm">
          <draw:text-box>
            <text:p><text:span text:style-name="T3">10</text:span><text:span text:style-name="T4">All the paths of the LORD are steadfast love <text:s/></text:span></text:p>
            <text:p><text:span text:style-name="T4"><text:s text:c="2"/></text:span><text:span text:style-name="T4">and faithfulness,</text:span></text:p>
            <text:p><text:span text:style-name="T6"><text:s text:c="6"/></text:span><text:span text:style-name="T7">for those who keep his covenant and his <text:s/></text:span></text:p>
            <text:p><text:span text:style-name="T7"><text:s text:c="6"/></text:span><text:span text:style-name="T7">testimon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7" presentation:presentation-page-layout-name="AL1T0">
        <draw:frame draw:style-name="gr7" draw:text-style-name="P7" draw:layer="layout" svg:width="25.4cm" svg:height="6.477cm" svg:x="1.27cm" svg:y="0.635cm">
          <draw:text-box>
            <text:p text:style-name="P6"><text:span text:style-name="T8">C: Glory be to the Father and to the Son</text:span></text:p>
            <text:p text:style-name="P6"><text:span text:style-name="T8">and to the Holy Spirit;</text:span></text:p>
            <text:p text:style-name="P6"><text:span text:style-name="T8">as it was in the beginning,is </text:span></text:p>
            <text:p text:style-name="P6"><text:span text:style-name="T8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5:08:35.899000000</meta:creation-date>
    <dc:title>Hymn template</dc:title>
    <meta:editing-duration>PT11M54S</meta:editing-duration>
    <meta:editing-cycles>4</meta:editing-cycles>
    <meta:generator>LibreOffice/6.0.6.2$Windows_X86_64 LibreOffice_project/0c292870b25a325b5ed35f6b45599d2ea4458e77</meta:generator>
    <meta:initial-creator>Arthur Hoch</meta:initial-creator>
    <dc:date>2018-11-30T13:57:42.497000000</dc:date>
    <meta:document-statistic meta:object-count="136"/>
    <meta:template xlink:type="simple" xlink:actuate="onRequest" xlink:title="Hymn template" xlink:href="../../AppData/Roaming/LibreOffice/4/user/template/Worship%20Templsates/Hymn%20template.otp" meta:date="2015-02-20T15:08:32.904000000"/>
  </office:meta>
</office:document-meta>
</file>